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level01</text:p>
          </table:table-cell>
          <table:table-cell office:value-type="string">
            <text:p>level02</text:p>
          </table:table-cell>
          <table:table-cell office:value-type="string">
            <text:p>level03</text:p>
          </table:table-cell>
          <table:table-cell office:value-type="string">
            <text:p>level04</text:p>
          </table:table-cell>
          <table:table-cell office:value-type="string">
            <text:p>level05</text:p>
          </table:table-cell>
          <table:table-cell office:value-type="string">
            <text:p>level06</text:p>
          </table:table-cell>
          <table:table-cell office:value-type="string">
            <text:p>level07</text:p>
          </table:table-cell>
          <table:table-cell office:value-type="string">
            <text:p>level08</text:p>
          </table:table-cell>
          <table:table-cell office:value-type="string">
            <text:p>level09</text:p>
          </table:table-cell>
          <table:table-cell office:value-type="string">
            <text:p>level10</text:p>
          </table:table-cell>
          <table:table-cell/>
        </table:table-row>
        <table:table-row table:style-name="ro1">
          <table:table-cell office:value-type="string">
            <text:p>Flood_Cologne</text:p>
          </table:table-cell>
          <table:table-cell office:value-type="string">
            <text:p>Flood_Cologne_01</text:p>
          </table:table-cell>
          <table:table-cell office:value-type="string">
            <text:p>Flood_Cologne_02</text:p>
          </table:table-cell>
          <table:table-cell office:value-type="string">
            <text:p>Flood_Cologne_03</text:p>
          </table:table-cell>
          <table:table-cell table:number-columns-repeated="8"/>
        </table:table-row>
        <table:table-row table:style-name="ro1">
          <table:table-cell office:value-type="string">
            <text:p>Flood_Russia</text:p>
          </table:table-cell>
          <table:table-cell table:number-columns-repeated="11"/>
        </table:table-row>
        <table:table-row table:style-name="ro1">
          <table:table-cell office:value-type="string">
            <text:p>Flood_Murica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.07.2018</text:date>, <text:time>16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8S</meta:editing-duration>
    <meta:editing-cycles>5</meta:editing-cycles>
    <meta:generator>OpenOffice/4.1.3$Win32 OpenOffice.org_project/413m1$Build-9783</meta:generator>
    <dc:date>2018-07-10T16:25:03.17</dc:date>
    <dc:creator>Felix </dc:creator>
    <meta:document-statistic meta:table-count="1" meta:cell-count="17" meta:object-count="0"/>
    <meta:user-defined meta:name="Info 1"/>
    <meta:user-defined meta:name="Info 2"/>
    <meta:user-defined meta:name="Info 3"/>
    <meta:user-defined meta:name="Info 4"/>
  </office:meta>
</office:document-meta>
</file>